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571in"/>
    </style:style>
    <style:style style:name="co2" style:family="table-column">
      <style:table-column-properties fo:break-before="auto" style:column-width="1.0717in"/>
    </style:style>
    <style:style style:name="co3" style:family="table-column">
      <style:table-column-properties fo:break-before="auto" style:column-width="0.5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ratin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B(C)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a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C(B)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C(B)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a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BC(D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C(B)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,AC(B)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ra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C(B)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C(B)D,ABC(D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B(B)D,AC(B)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,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C(B)D,ABC(D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C(B)D,ABC(D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C(B)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AC(B)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C(B)D,ABC(D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AC(B)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gra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B(B)D,AC(B)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AB(C)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AC(B)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AB(C)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ABC(D),AC(B)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B(C)D,ACB(D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onse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A(C)B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gra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AB(C)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gra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gra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onset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gra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gra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A,ABC(D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AC(B)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gra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gra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AB(C)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AB(C)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AB(C)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gra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AC(B)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B,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gra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gra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ABC(D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A,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ABC(D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B,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A(B)CD,A(B)B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AB(C)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AC(B)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A(C)B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gra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AC(B)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A,gra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C,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C,gra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B,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A,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C,ABB(D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complex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D,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AC(B)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A(C)B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AB(C)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ABB(D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AB(C)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AB(B)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D,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AB(C)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/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2">00/00/0000</text:date>, <text:time style:data-style-name="N2" text:time-value="14:09:53.4096690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7T14:09:26.082795065</meta:creation-date>
    <dc:date>2023-08-02T14:28:28.296998015</dc:date>
    <meta:editing-duration>PT28M19S</meta:editing-duration>
    <meta:editing-cycles>8</meta:editing-cycles>
    <meta:generator>LibreOffice/6.4.7.2$Linux_X86_64 LibreOffice_project/40$Build-2</meta:generator>
    <meta:document-statistic meta:table-count="1" meta:cell-count="3276" meta:object-count="0"/>
  </office:meta>
</office:document-meta>
</file>